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lMethod.PollMethod( String uri , String subscriptionId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llMethod.processResponseBody( HttpState httpState , HttpConnection http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llMethod.PollMethod( String uri , String subscrip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Method.buildDiscoveryFromRoot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llMethod.getResponseAsEventDiscov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l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Method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l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